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9d416" officeooo:paragraph-rsid="0019d416"/>
    </style:style>
    <style:style style:name="P2" style:family="paragraph" style:parent-style-name="Standard">
      <style:text-properties officeooo:rsid="0019d416" officeooo:paragraph-rsid="0019d416"/>
    </style:style>
    <style:style style:name="P3" style:family="paragraph" style:parent-style-name="Standard">
      <style:text-properties officeooo:rsid="0019fc26" officeooo:paragraph-rsid="0019fc26"/>
    </style:style>
    <style:style style:name="P4" style:family="paragraph" style:parent-style-name="Standard">
      <style:text-properties officeooo:rsid="001bafbb" officeooo:paragraph-rsid="001bafb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QL&gt; select * from book; </text:p>
      <text:p text:style-name="P1"/>
      <text:p text:style-name="P1"><text:s/>BOOK_ISBN TITLE<text:tab/><text:tab/><text:tab/> <text:s/>PUB_NAME </text:p>
      <text:p text:style-name="P1">---------- ------------------------------ ------------------------------ </text:p>
      <text:p text:style-name="P1"><text:s text:c="5"/>PRICE DATE_OF_PUB<text:tab/><text:tab/> <text:s/>COPIES </text:p>
      <text:p text:style-name="P1">---------- ------------------ ---------- </text:p>
      <text:p text:style-name="P1"><text:s text:c="7"/>141 DBMS <text:tab/><text:tab/><text:tab/> <text:s/>Techmax </text:p>
      <text:p text:style-name="P1"><text:s text:c="7"/>150 24-APR-17<text:tab/><text:tab/> <text:s text:c="5"/>10 </text:p>
      <text:p text:style-name="P1"/>
      <text:p text:style-name="P1"><text:s text:c="7"/>142 TOC<text:tab/><text:tab/><text:tab/><text:tab/> <text:s/>Technical </text:p>
      <text:p text:style-name="P1"><text:s text:c="7"/>100 22-APR-17<text:tab/><text:tab/> <text:s text:c="5"/>20 </text:p>
      <text:p text:style-name="P1"/>
      <text:p text:style-name="P1"><text:s text:c="7"/>143 IS1<text:tab/><text:tab/><text:tab/><text:tab/> <text:s/>Tata </text:p>
      <text:p text:style-name="P1"><text:s text:c="7"/>200 22-FEB-17<text:tab/><text:tab/> <text:s text:c="5"/>50 </text:p>
      <text:p text:style-name="P1"/>
      <text:p text:style-name="P1"/>
      <text:p text:style-name="P1"><text:s/>BOOK_ISBN TITLE<text:tab/><text:tab/><text:tab/> <text:s/>PUB_NAME </text:p>
      <text:p text:style-name="P1">---------- ------------------------------ ------------------------------ </text:p>
      <text:p text:style-name="P1"><text:s text:c="5"/>PRICE DATE_OF_PUB<text:tab/><text:tab/> <text:s/>COPIES </text:p>
      <text:p text:style-name="P1">---------- ------------------ ---------- </text:p>
      <text:p text:style-name="P1"><text:s text:c="7"/>144 SEPM <text:tab/><text:tab/><text:tab/> <text:s/>Nirali </text:p>
      <text:p text:style-name="P1"><text:s text:c="7"/>200 22-JAN-17<text:tab/><text:tab/> <text:s text:c="4"/>100 </text:p>
      <text:p text:style-name="P1"/>
      <text:p text:style-name="P1">SQL&gt; ed </text:p>
      <text:p text:style-name="P1">Wrote file afiedt.buf </text:p>
      <text:p text:style-name="P1">287 </text:p>
      <text:p text:style-name="P1">q </text:p>
      <text:p text:style-name="P1"/>
      <text:p text:style-name="P1"><text:s text:c="2"/>1 <text:s/>declare </text:p>
      <text:p text:style-name="P1"><text:s text:c="2"/>2 <text:s/>total_row number; </text:p>
      <text:p text:style-name="P1"><text:s text:c="2"/>3 <text:s/>begin </text:p>
      <text:p text:style-name="P1"><text:s text:c="2"/>4 <text:s/>update book set copies=copies+50 where copies&gt;50; </text:p>
      <text:p text:style-name="P1"><text:s text:c="2"/>5 <text:s/>if SQL%notfound then </text:p>
      <text:p text:style-name="P1"><text:s text:c="2"/>6 <text:s/>dbms_output.put_line('no records updated'||total_row); </text:p>
      <text:p text:style-name="P1"><text:s text:c="2"/>7 <text:s/>else </text:p>
      <text:p text:style-name="P1"><text:s text:c="2"/>8 <text:s/>if SQL%found then </text:p>
      <text:p text:style-name="P1"><text:s text:c="2"/>9 <text:s/>total_row:=SQL%rowcount; </text:p>
      <text:p text:style-name="P1"><text:s/>10 <text:s/>dbms_output.put_line('no of records updated'||total_row); </text:p>
      <text:p text:style-name="P1"><text:s/>11 <text:s/>end if; </text:p>
      <text:p text:style-name="P1"><text:s/>12 <text:s/>end if; </text:p>
      <text:p text:style-name="P1"><text:s/>13* end; </text:p>
      <text:p text:style-name="P1">SQL&gt; / </text:p>
      <text:p text:style-name="P1">no of records updated1 </text:p>
      <text:p text:style-name="P1"/>
      <text:p text:style-name="P1">PL/SQL procedure successfully completed. </text:p>
      <text:p text:style-name="P1"/>
      <text:p text:style-name="P3">SQL&gt; ed</text:p>
      <text:p text:style-name="P3">Wrote file afiedt.buf</text:p>
      <text:p text:style-name="P3">351</text:p>
      <text:p text:style-name="P3"><text:soft-page-break/>q</text:p>
      <text:p text:style-name="P3"></text:p>
      <text:p text:style-name="P3"><text:s text:c="2"/>1 <text:s/>declare</text:p>
      <text:p text:style-name="P3"><text:s text:c="2"/>2 <text:s/>ISBN book.book_ISBN%type;</text:p>
      <text:p text:style-name="P3"><text:s text:c="2"/>3 <text:s/>Book_title book.title%type;</text:p>
      <text:p text:style-name="P3"><text:s text:c="2"/>4 <text:s/>p_name book.pub_name%type;</text:p>
      <text:p text:style-name="P3"><text:s text:c="2"/>5 <text:s/>cursor c_book is</text:p>
      <text:p text:style-name="P3"><text:s text:c="2"/>6 <text:s/>select book_ISBN,title,pub_name into ISBN,Book_title,p_name from book;</text:p>
      <text:p text:style-name="P3"><text:s text:c="2"/>7 <text:s/>begin</text:p>
      <text:p text:style-name="P3"><text:s text:c="2"/>8 <text:s/>open c_book;</text:p>
      <text:p text:style-name="P3"><text:s text:c="2"/>9 <text:s/>loop</text:p>
      <text:p text:style-name="P3"><text:s/>10 <text:s/>fetch c_book into ISBN,Book_title,p_name;</text:p>
      <text:p text:style-name="P3"><text:s/>11 <text:s/>exit when c_book%notfound;</text:p>
      <text:p text:style-name="P3"><text:s/>12 <text:s/>dbms_output.put_line(ISBN||Book_title||p_name);</text:p>
      <text:p text:style-name="P3"><text:s/>13 <text:s/>end loop;</text:p>
      <text:p text:style-name="P3"><text:s/>14 <text:s/>close c_book;</text:p>
      <text:p text:style-name="P3"><text:s/>15* end;</text:p>
      <text:p text:style-name="P3">SQL&gt; /</text:p>
      <text:p text:style-name="P3">141DBMSTechmax</text:p>
      <text:p text:style-name="P3">142TOCTechnical</text:p>
      <text:p text:style-name="P3">143IS1Tata</text:p>
      <text:p text:style-name="P3">144SEPMNirali</text:p>
      <text:p text:style-name="P3"></text:p>
      <text:p text:style-name="P3">PL/SQL procedure successfully completed.</text:p>
      <text:p text:style-name="P3"></text:p>
      <text:p text:style-name="P4">SQL&gt; ed</text:p>
      <text:p text:style-name="P4">Wrote file afiedt.buf</text:p>
      <text:p text:style-name="P4">336</text:p>
      <text:p text:style-name="P4">q</text:p>
      <text:p text:style-name="P4"></text:p>
      <text:p text:style-name="P4"><text:s text:c="2"/>1 <text:s/>declare</text:p>
      <text:p text:style-name="P4"><text:s text:c="2"/>2 <text:s/>no number;</text:p>
      <text:p text:style-name="P4"><text:s text:c="2"/>3 <text:s/>ISBN book_authors.book_ISBN%type;</text:p>
      <text:p text:style-name="P4"><text:s text:c="2"/>4 <text:s/>cursor c(ISBN number) is select * from Book_authors where book_ISBN =ISBN;</text:p>
      <text:p text:style-name="P4"><text:s text:c="2"/>5 <text:s/>tmp Book_authors%rowtype;</text:p>
      <text:p text:style-name="P4"><text:s text:c="2"/>6 <text:s/>begin</text:p>
      <text:p text:style-name="P4"><text:s text:c="2"/>7 <text:s/>no:=&amp;no;</text:p>
      <text:p text:style-name="P4"><text:s text:c="2"/>8 <text:s/>open c(no);</text:p>
      <text:p text:style-name="P4"><text:s text:c="2"/>9 <text:s/>loop</text:p>
      <text:p text:style-name="P4"><text:s/>10 <text:s/>fetch c into tmp;</text:p>
      <text:p text:style-name="P4"><text:s/>11 <text:s/>exit when c%notfound;</text:p>
      <text:p text:style-name="P4"><text:s/>12 <text:s/>dbms_output.put_line('book_ISBN'||tmp.book_ISBN||'autnor_name'||tmp.author_name);</text:p>
      <text:p text:style-name="P4"><text:s/>13 <text:s/>end loop;</text:p>
      <text:p text:style-name="P4"><text:s/>14 <text:s/>close c;</text:p>
      <text:p text:style-name="P4"><text:s/>15* end;</text:p>
      <text:p text:style-name="P4">SQL&gt; /</text:p>
      <text:p text:style-name="P4">Enter value for no: 141</text:p>
      <text:p text:style-name="P4">old <text:s text:c="2"/>7: no:=&amp;no;</text:p>
      <text:p text:style-name="P4">new <text:s text:c="2"/>7: no:=141;</text:p>
      <text:p text:style-name="P4"><text:soft-page-break/>book_ISBN141autnor_nameabc</text:p>
      <text:p text:style-name="P4"></text:p>
      <text:p text:style-name="P4">PL/SQL procedure successfully completed.</text:p>
      <text:p text:style-name="P4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dent </meta:initial-creator>
    <meta:creation-date>2019-08-27T09:22:27.018034189</meta:creation-date>
    <dc:date>2019-08-27T10:24:40.358129195</dc:date>
    <dc:creator>student </dc:creator>
    <meta:editing-duration>PT49M23S</meta:editing-duration>
    <meta:editing-cycles>3</meta:editing-cycles>
    <meta:generator>LibreOffice/4.1.3.2$Linux_X86_64 LibreOffice_project/410$Build-2</meta:generator>
    <meta:document-statistic meta:table-count="0" meta:image-count="0" meta:object-count="0" meta:page-count="3" meta:paragraph-count="93" meta:word-count="254" meta:character-count="2218" meta:non-whitespace-character-count="1715"/>
  </office:meta>
</office:document-meta>
</file>